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Context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ext.setServletContex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ext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ext.get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geFlowContext.get( String name , PageFlowContextActivator activ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geFlowContext.setResponse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ext.setRequest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ext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extThreadLocal.initializ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ntex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